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00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9a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6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54" draw:layer="" svg:width="149.99997600000pt" svg:height="24.99999680000pt"/>
          <draw:rect draw:style-name="gr3" draw:id="shape3" draw:name="rect551" draw:layer="" svg:width="149.99997600000pt" svg:height="24.99999680000pt" svg:x="0.00000000000pt" svg:y="74.99992640000pt"/>
          <draw:rect draw:style-name="gr4" draw:id="shape4" draw:name="rect552" draw:layer="" svg:width="149.99997600000pt" svg:height="24.99999680000pt" svg:x="0.00000000000pt" svg:y="50.00002480000pt"/>
          <draw:rect draw:style-name="gr5" draw:id="shape5" draw:name="rect553" draw:layer="" svg:width="149.99997600000pt" svg:height="24.99999680000pt" svg:x="0.00000000000pt" svg:y="25.00002480000pt"/>
          <draw:rect draw:style-name="gr6" draw:id="shape6" draw:name="rect555" draw:layer="" svg:width="24.99999680000pt" svg:height="99.99999200000pt" svg:x="62.50000000000pt" svg:y="0.00000000000pt"/>
          <draw:path draw:style-name="gr3" draw:id="shape7" draw:name="polygon558" draw:layer="" svg:width="84.00461446337pt" svg:height="79.95699538092pt" draw:transform="matrix(0.25198409000 0.00000000000 0.00000000000 0.25198409000 14.37610296777pt 2.12921879225pt)" svg:viewBox="0 0 84 80" svg:d="M68.1277 79.7819L42.1229 61.8809L16.2099 79.957L25.204 49.7004L0 30.6491L31.5635 29.8506L41.8995 0L52.4126 29.7631L84.0046 30.3658L58.9387 49.5589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1:07</dc:date>
    <meta:creation-date>2011-05-22T06:11:48</meta:creation-date>
    <dc:creator>Yue Liu</dc:creator>
  </office:meta>
</office:document-meta>
</file>